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7"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X11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0:49:31.921186708</dc:date>
    <meta:generator>LibreOffice/6.4.7.2$Linux_X86_64 LibreOffice_project/40$Build-2</meta:generator>
    <meta:editing-duration>P4DT3H14M3S</meta:editing-duration>
    <meta:editing-cycles>248</meta:editing-cycles>
    <meta:document-statistic meta:table-count="4" meta:cell-count="10315" meta:object-count="0"/>
    <meta:user-defined meta:name="AppVersion">16.0300</meta:user-defined>
  </office:meta>
</office:document-meta>
</file>